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93A000006EC94D4BFFBE48A3317.png" manifest:media-type="image/png"/>
  <manifest:file-entry manifest:full-path="Pictures/10000000000007F600000594A9CB3D4BAF838B0E.jpg" manifest:media-type="image/jpeg"/>
  <manifest:file-entry manifest:full-path="Pictures/10000000000005FB0000047DCD019D3119CE4188.jpg" manifest:media-type="image/jpeg"/>
  <manifest:file-entry manifest:full-path="Pictures/10000000000006AF000005271A17562A2AC5C948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" fo:font-size="60pt" officeooo:rsid="000d5cd1" officeooo:paragraph-rsid="000d5cd1" style:font-size-asian="52.5pt" style:font-size-complex="60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Droid Sans" fo:font-size="60pt" officeooo:rsid="000d5cd1" officeooo:paragraph-rsid="000d5cd1" style:font-size-asian="52.5pt" style:font-size-complex="60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.554cm" svg:height="13.531cm" draw:z-index="0"><draw:image xlink:href="Pictures/10000000000006AF000005271A17562A2AC5C948.jpg" xlink:type="simple" xlink:show="embed" xlink:actuate="onLoad"/></draw:frame>der Freundliche</text:p>
      <text:p text:style-name="P2"><draw:frame draw:style-name="fr2" draw:name="Image2" text:anchor-type="paragraph" svg:x="2.91cm" svg:y="0cm" svg:width="19.046cm" svg:height="14.295cm" draw:z-index="1"><draw:image xlink:href="Pictures/10000000000005FB0000047DCD019D3119CE4188.jpg" xlink:type="simple" xlink:show="embed" xlink:actuate="onLoad"/></draw:frame>der Gerhorsame</text:p>
      <text:p text:style-name="P2"><draw:frame draw:style-name="fr2" draw:name="Image3" text:anchor-type="paragraph" svg:x="2.21cm" svg:y="-0.467cm" svg:width="20.057cm" svg:height="14.055cm" draw:z-index="2"><draw:image xlink:href="Pictures/10000000000007F600000594A9CB3D4BAF838B0E.jpg" xlink:type="simple" xlink:show="embed" xlink:actuate="onLoad"/></draw:frame>der Ängstliche</text:p>
      <text:p text:style-name="P2"><draw:frame draw:style-name="fr2" draw:name="Image4" text:anchor-type="paragraph" svg:x="3.53cm" svg:y="0cm" svg:width="18.374cm" svg:height="13.785cm" draw:z-index="3"><draw:image xlink:href="Pictures/100000000000093A000006EC94D4BFFBE48A3317.png" xlink:type="simple" xlink:show="embed" xlink:actuate="onLoad"/></draw:frame>der Entdecke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2:04:23.388703530</meta:creation-date>
    <dc:date>2016-06-20T12:53:15.458987215</dc:date>
    <meta:editing-duration>PT3M41S</meta:editing-duration>
    <meta:editing-cycles>1</meta:editing-cycles>
    <meta:document-statistic meta:table-count="0" meta:image-count="4" meta:object-count="0" meta:page-count="4" meta:paragraph-count="4" meta:word-count="8" meta:character-count="58" meta:non-whitespace-character-count="54"/>
    <meta:generator>LibreOffice/5.0.2.2$Linux_x86 LibreOffice_project/00m0$Build-2</meta:generator>
  </office:meta>
</office:document-meta>
</file>